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8" style:family="paragraph" style:parent-style-name="Text_20_body">
      <style:paragraph-properties fo:text-align="start" style:justify-single-word="false"/>
      <style:text-properties officeooo:paragraph-rsid="001756f7"/>
    </style:style>
    <style:style style:name="P59" style:family="paragraph" style:parent-style-name="Text_20_body">
      <style:text-properties officeooo:rsid="02e82a24" officeooo:paragraph-rsid="001756f7" style:font-size-asian="12pt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6" style:family="paragraph" style:parent-style-name="Text_20_body">
      <style:text-properties officeooo:rsid="02e82a24" officeooo:paragraph-rsid="00bb0ca2" style:font-size-asian="12pt"/>
    </style:style>
    <style:style style:name="P6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3b1ee"/>
    </style:style>
    <style:style style:name="T129" style:family="text">
      <style:text-properties officeooo:rsid="01b02d74"/>
    </style:style>
    <style:style style:name="T130" style:family="text">
      <style:text-properties officeooo:rsid="01b1464c"/>
    </style:style>
    <style:style style:name="T131" style:family="text">
      <style:text-properties officeooo:rsid="01b15a9a"/>
    </style:style>
    <style:style style:name="T132" style:family="text">
      <style:text-properties officeooo:rsid="01b21571"/>
    </style:style>
    <style:style style:name="T133" style:family="text">
      <style:text-properties officeooo:rsid="01b3171f"/>
    </style:style>
    <style:style style:name="T134" style:family="text">
      <style:text-properties officeooo:rsid="01b34949"/>
    </style:style>
    <style:style style:name="T135" style:family="text">
      <style:text-properties officeooo:rsid="01b421dc"/>
    </style:style>
    <style:style style:name="T136" style:family="text">
      <style:text-properties officeooo:rsid="01b529fb"/>
    </style:style>
    <style:style style:name="T137" style:family="text">
      <style:text-properties officeooo:rsid="01b5ccf1"/>
    </style:style>
    <style:style style:name="T138" style:family="text">
      <style:text-properties officeooo:rsid="01b72f67"/>
    </style:style>
    <style:style style:name="T13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4" style:family="text">
      <style:text-properties officeooo:rsid="038d9d4d"/>
    </style:style>
    <style:style style:name="T145" style:family="text">
      <style:text-properties officeooo:rsid="038dd9cf"/>
    </style:style>
    <style:style style:name="T146" style:family="text">
      <style:text-properties officeooo:rsid="0025668c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officeooo:rsid="00bb3130"/>
    </style:style>
    <style:style style:name="T154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 <text:span text:style-name="T128">running the server</text:span>, <text:span text:style-name="T129">run it, manually carry out the changes required, and test the application. </text:span><text:span text:style-name="T130">To streamline the process, additional tools such as … will be used.</text:span></text:p>
      <text:p text:style-name="P51"/>
      <text:p text:style-name="P52">If the result<text:span text:style-name="T131">s</text:span> of the test<text:span text:style-name="T132">s </text:span><text:span text:style-name="T133">are</text:span> satisfactory (i.e. everything works as intended), <text:span text:style-name="T134">the developer will then </text:span><text:span text:style-name="T135">carry out the same changes on the system running the server. To streamline the process here, </text:span><text:span text:style-name="T136">the main application could also be containerised; </text:span><text:span text:style-name="T137">this way the developer could just apply the working image back on the host machine instead of running the same commands twice – Reduces chances of human error </text:span><text:span text:style-name="T138">in critical workflow</text:span><text:span text:style-name="T137">.</text:span></text:p>
      <text:p text:style-name="P51"/>
      <text:p text:style-name="P53"/>
      <text:p text:style-name="P53"/>
      <text:p text:style-name="P53"/>
      <text:p text:style-name="P53"/>
      <text:p text:style-name="P54"/>
      <text:p text:style-name="P25"/>
      <text:p text:style-name="P25"/>
      <text:list text:style-name="WWNum5">
        <text:list-item text:start-value="1">
          <text:p text:style-name="P55">Currently hosted on a single VPS (Virtual Private Server) running Ubuntu, with a PostgreSQL database on the same machine. The VPS costs the charity approximately £25/month.</text:p>
        </text:list-item>
        <text:list-item>
          <text:p text:style-name="P5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6"/>
      <text:p text:style-name="P25"/>
      <text:p text:style-name="P57">References</text:p>
      <text:p text:style-name="P58"><text:span text:style-name="Strong_20_Emphasis"><text:span text:style-name="T139">GD</text:span></text:span><text:span text:style-name="Strong_20_Emphasis"><text:span text:style-name="T140">P</text:span></text:span><text:span text:style-name="Strong_20_Emphasis"><text:span text:style-name="T139">R</text:span></text:span><text:span text:style-name="T141"> (</text:span>2018<text:span text:style-name="T141">) </text:span><text:span text:style-name="Emphasis"><text:span text:style-name="T141">General Data Protection Regulation.</text:span></text:span><text:span text:style-name="T141"> Available at: </text:span><text:a xlink:type="simple" xlink:href="https://gdpr-info.eu/" text:style-name="Internet_20_link" text:visited-style-name="Visited_20_Internet_20_Link"><text:span text:style-name="T141">https://gdpr-info.eu/</text:span></text:a><text:span text:style-name="T141"> (</text:span><text:span text:style-name="T142">Accessed: </text:span><text:span text:style-name="T143">5 </text:span><text:span text:style-name="T142"><text:s/></text:span><text:span text:style-name="T143">May</text:span><text:span text:style-name="T142"> 2026</text:span><text:span text:style-name="T141">).</text:span></text:p>
      <text:p text:style-name="P59"><text:span text:style-name="Strong_20_Emphasis">Data Protection Act 2018</text:span> (2018) <text:span text:style-name="Emphasis">c.12.</text:span> London: The Stationery Office. <text:span text:style-name="T144">Available at: </text:span><text:a xlink:type="simple" xlink:href="https://www.legislation.gov.uk/ukpga/2018/12" text:style-name="Internet_20_link" text:visited-style-name="Visited_20_Internet_20_Link"><text:span text:style-name="T144">https://www.legislation.gov.uk/ukpga/2018/12</text:span></text:a><text:span text:style-name="T144"> </text:span><text:span text:style-name="T145">(Accessed: </text:span><text:span text:style-name="T146">5 May</text:span><text:span text:style-name="T145"> 2026).</text:span></text:p>
      <text:p text:style-name="P6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5">Accessed: </text:span><text:span text:style-name="T146">5</text:span><text:span text:style-name="T145"> </text:span><text:span text:style-name="T146">May</text:span><text:span text:style-name="T145"> 2026</text:span>).</text:p>
      <text:p text:style-name="P61"><text:soft-page-break/>National Cyber Security Centre <text:span text:style-name="T147">(2021) </text:span><text:span text:style-name="T148">Top tips for staying secure online.</text:span><text:span text:style-name="T14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7">https://www.ncsc.gov.uk/collection/top-tips-for-staying-secure-online/always-back-up-your-most-important-data#section_3</text:span></text:a><text:span text:style-name="T147"> (Accessed 5 May 2026).</text:span></text:p>
      <text:p text:style-name="P62"><text:span text:style-name="T14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3">Rubber Duck Debugging <text:span text:style-name="T147">(n.d.) </text:span><text:span text:style-name="T148">Debugging Software with a Rubber Ducky. </text:span><text:span text:style-name="T150">Available at: </text:span><text:a xlink:type="simple" xlink:href="https://rubberduckdebugging.com/" text:style-name="Internet_20_link" text:visited-style-name="Visited_20_Internet_20_Link"><text:span text:style-name="T150">https://rubberduckdebugging.com/</text:span></text:a><text:span text:style-name="T150"> (Accessed: 5 May 2026)</text:span></text:p>
      <text:p text:style-name="P64"><text:span text:style-name="T151">Luka Netzler, Brian Lovell</text:span><text:span text:style-name="T15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5">Christoph Bamberg, Julia Reinchenberger, Jens Blechert <text:span text:style-name="T147">(2025) </text:span><text:span text:style-name="T148">Stable cognitive performance while adapting to intermittent fasting: A randomised controlled trial</text:span><text:span text:style-name="T150">. Available at: </text:span><text:a xlink:type="simple" xlink:href="https://journals.sagepub.com/doi/10.1177/13591053251351204" text:style-name="Internet_20_link" text:visited-style-name="Visited_20_Internet_20_Link"><text:span text:style-name="T150">https://journals.sagepub.com/doi/10.1177/13591053251351204</text:span></text:a><text:span text:style-name="T150"> (Accessed: 5 May 2026).</text:span></text:p>
      <text:p text:style-name="P66"><text:span text:style-name="Strong_20_Emphasis">Information Commissioner’s Office (ICO)</text:span> (2024<text:span text:style-name="T15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45">Accessed: </text:span><text:span text:style-name="T154">5 May </text:span><text:span text:style-name="T145">2026</text:span>).</text:p>
      <text:p text:style-name="P67">Dominik H Pesta, Varman T Samuel <text:span text:style-name="T147">(2014) </text:span><text:span text:style-name="T148">A high-protein diet for reducing body fat: mechanisms and possible caveats.</text:span><text:span text:style-name="T147"> Available at: </text:span><text:a xlink:type="simple" xlink:href="https://link.springer.com/article/10.1186/1743-7075-11-53" text:style-name="Internet_20_link" text:visited-style-name="Visited_20_Internet_20_Link"><text:span text:style-name="T147">https://link.springer.com/article/10.1186/1743-7075-11-53</text:span></text:a><text:span text:style-name="T147"> (Accessed: 5 May 2026).</text:span></text:p>
      <text:p text:style-name="P68"/>
      <text:p text:style-name="P69">Craig A. Williamson, Jari J. Morganti, Hannah E. Smithson <text:span text:style-name="T147">(2023) </text:span><text:span text:style-name="T148">Bright-light distractions and visual performance</text:span><text:span text:style-name="T14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7">https://www.frontiersin.org/journals/psychology/articles/10.3389/fpsyg.2023.1088975/full</text:span></text:a><text:span text:style-name="T147"> (Accessed: 5 May 2026).</text:span></text:p>
      <text:p text:style-name="P70"/>
      <text:p text:style-name="P71">Ning Ding, Daniel Wagner, Xiaomeng Chen, Abhinav Pathak, Y. Charlie Hu, Andrew Rice <text:span text:style-name="T147">(2013) </text:span><text:span text:style-name="T148">Characterizing and modeling the impact of wireless signal strength on smartphone battery drain. </text:span><text:span text:style-name="T150">Available at: </text:span><text:a xlink:type="simple" xlink:href="https://dl.acm.org/doi/10.1145/2494232.2466586" text:style-name="Internet_20_link" text:visited-style-name="Visited_20_Internet_20_Link"><text:span text:style-name="T150">https://dl.acm.org/doi/10.1145/2494232.2466586</text:span></text:a><text:span text:style-name="T150"> (Accessed: 5 May 2026)</text:span></text:p>
      <text:p text:style-name="P72"/>
      <text:p text:style-name="P73">The Postman Team <text:span text:style-name="T147">(2025) </text:span><text:span text:style-name="T148">What are HTTP status codes? Complete Guide for API Developers</text:span><text:span text:style-name="T147">. Available at: </text:span><text:a xlink:type="simple" xlink:href="https://blog.postman.com/what-are-http-status-codes/" text:style-name="Internet_20_link" text:visited-style-name="Visited_20_Internet_20_Link"><text:span text:style-name="T147">https://blog.postman.com/what-are-http-status-codes/</text:span></text:a><text:span text:style-name="T147"> (Accessed: 6 May 2026)</text:span></text:p>
      <text:p text:style-name="P74"/>
      <text:p text:style-name="P75">Ubuntu <text:span text:style-name="T147">(n.d.) </text:span><text:span text:style-name="T148">Vulnerability management tools in Ubuntu.</text:span><text:span text:style-name="T150"> Available at: </text:span><text:a xlink:type="simple" xlink:href="https://ubuntu.com/security/vulnerability-management" text:style-name="Internet_20_link" text:visited-style-name="Visited_20_Internet_20_Link"><text:span text:style-name="T150">https://ubuntu.com/security/vulnerability-management</text:span></text:a><text:span text:style-name="T150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31:13.148725301</dc:date>
    <meta:editing-duration>PT12H43M27S</meta:editing-duration>
    <meta:editing-cycles>319</meta:editing-cycles>
    <meta:document-statistic meta:table-count="0" meta:image-count="0" meta:object-count="0" meta:page-count="6" meta:paragraph-count="65" meta:word-count="1958" meta:character-count="13474" meta:non-whitespace-character-count="11577"/>
  </office:meta>
</office:document-meta>
</file>